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Mono"/>
    </style:style>
    <style:style style:name="ce2" style:family="table-cell" style:parent-style-name="Default">
      <style:table-cell-properties fo:background-color="#999999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below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above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vider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13" calcext:value-type="float">
            <text:p>213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evil</text:p>
          </table:table-cell>
          <table:table-cell table:number-columns-repeated="3"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handle</text:p>
          </table:table-cell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left</text:p>
          </table:table-cell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arrow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6:51:50.847778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1:00:00.158871980</meta:creation-date>
    <dc:date>2014-08-27T20:53:36.819113859</dc:date>
    <meta:editing-duration>P1DT14H23M26S</meta:editing-duration>
    <meta:editing-cycles>47</meta:editing-cycles>
    <meta:generator>LibreOffice/4.2.4.2$Linux_X86_64 LibreOffice_project/420m0$Build-2</meta:generator>
    <meta:document-statistic meta:table-count="1" meta:cell-count="1273" meta:object-count="0"/>
  </office:meta>
</office:document-meta>
</file>